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49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2.8896in" style:rel-column-width="27337*"/>
    </style:style>
    <style:style style:name="Table1.D" style:family="table-column">
      <style:table-column-properties style:column-width="2.8896in" style:rel-column-width="2733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Table1.10" style:family="table-row">
      <style:table-row-properties style:min-row-height="0.1569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7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9" style:family="paragraph" style:parent-style-name="Standard">
      <style:text-properties style:use-window-font-color="true" style:font-name="URW Gothic L" fo:font-size="6pt" fo:language="en" fo:country="US" fo:font-weight="normal" style:font-name-asian="Times New Roman" style:font-size-asian="5.25pt" style:font-weight-asian="normal" style:font-name-complex="Tahoma" style:font-size-complex="6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5.25pt" style:font-weight-asian="bold" style:font-name-complex="Tahoma" style:font-size-complex="6pt" style:language-complex="ar" style:country-complex="SA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8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9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2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4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25" style:family="paragraph" style:parent-style-name="Standard">
      <style:paragraph-properties>
        <style:tab-stops>
          <style:tab-stop style:position="0.5in"/>
        </style:tab-stops>
      </style:paragraph-properties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2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style:font-size-asian="8pt" style:font-size-complex="8pt"/>
    </style:style>
    <style:style style:name="P36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7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1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2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5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6" style:family="text">
      <style:text-properties fo:color="#4c4c4c" fo:font-weight="normal" style:font-weight-asian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20" style:family="text">
      <style:text-properties fo:color="#000000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2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com <text:s text:c="2"/>• <text:s text:c="2"/>niels@berkeley.edu</text:p>
          </table:table-cell>
        </table:table-row>
      </table:table>
      <text:p text:style-name="P13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DUCATION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14"><text:span text:style-name="T2">University of California, Berkeley </text:span><text:span text:style-name="T10">(2005 – present, Berkeley, CA)</text:span></text:p>
            <text:p text:style-name="P26">B.Sc. Honors in Electrical Engineering and Computer Science, expected graduation: May 2009.</text:p>
            <text:p text:style-name="P27">Cumulative Unweighted GPA: 3.86 (Aug 2005 - current)</text:p>
            <text:p text:style-name="P28"/>
            <text:p text:style-name="P14"><text:span text:style-name="T2">Los Altos High School, Grade 12</text:span><text:span text:style-name="T5"> </text:span><text:span text:style-name="T10">(2005, Los Altos, CA) </text:span></text:p>
            <text:p text:style-name="P14"><text:span text:style-name="T10">Graduated </text:span><text:span text:style-name="T10">Valedictorian, Cumulative Unweighted GPA: 4.0</text:span></text:p>
            <text:p text:style-name="P19"/>
            <text:p text:style-name="P14"><text:span text:style-name="T2">Paul Roos Gymnasium, Grade 8 – 11</text:span><text:span text:style-name="T5"> </text:span><text:span text:style-name="T10">(2001 – 2005, </text:span><text:span text:style-name="T11">Stellenbosch, South Africa) </text:span></text:p>
            <text:p text:style-name="P17">Honored as best scholar 4 consecutive semesters, Cumulative grade: 108%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SKILLS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15"><text:span text:style-name="T7">Software Development</text:span><text:span text:style-name="T16"> </text:span><text:span text:style-name="T13">using C/C++, Java, Python, MATLAB, Scheme, CVS/SVN. *Nix, OS/X &amp; Win32</text:span></text:p>
            <text:p text:style-name="P25">Experienced in Computer Graphics principles and Networking (protocol analysis &amp; design)</text:p>
            <text:p text:style-name="P23"/>
            <text:p text:style-name="P14"><text:span text:style-name="T3">Web Development</text:span><text:span text:style-name="T15"> </text:span><text:span text:style-name="T10">using</text:span><text:span text:style-name="T12"> </text:span><text:span text:style-name="T10">Rails, PHP, JavaScript, XML/HTML, CSS and AJAX techniques.</text:span></text:p>
            <text:p text:style-name="P24"/>
            <text:p text:style-name="P16">Comfortable with rapid prototyping, SCRUM development and Extreme Programming principles.</text:p>
            <text:p text:style-name="P16">Strong and recognized interpersonal and verbal/written communication skills.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5">PROJECTS &amp; PUBLICATIONS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34">For a complete portfolio of projects and research, see my online portfolio at http://njoubert.com/</text:p>
            <text:p text:style-name="P34"/>
            <text:p text:style-name="P32"><text:span text:style-name="T6">Physically Based Simulator </text:span><text:span text:style-name="T14">Real time cloth and fracture simulation, </text:span><text:span text:style-name="T19">SIGGRAPH paper</text:span><text:span text:style-name="T14"> in progress.</text:span></text:p>
            <text:p text:style-name="P34"/>
            <text:p text:style-name="P32"><text:span text:style-name="T6">Raytracer </text:span><text:span text:style-name="T14">Rendering high-quality scenes with global illumination effects. </text:span></text:p>
            <text:p text:style-name="P34"/>
            <text:p text:style-name="P32"><text:span text:style-name="T6">Red5 Flash Video Server </text:span><text:span text:style-name="T10">Flash video server supporting synchronous video sharing. </text:span><text:span text:style-name="T19">SIGCHI 2008 paper</text:span><text:span text:style-name="T10">.</text:span></text:p>
            <text:p text:style-name="P29"/>
            <text:p text:style-name="P32"><text:span text:style-name="T6">2draw.net </text:span><text:span text:style-name="T10">Online Art Community Website, focused on education and free online drawing tools.</text:span>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30">...</text:p>
          </table:table-cell>
          <table:covered-table-cell/>
        </table:table-row>
        <table:table-row>
          <table:table-cell table:style-name="Table1.A1" office:value-type="string">
            <text:p text:style-name="P5">WORK AND RESEARCH EXPERIENCE</text:p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2"><text:span text:style-name="T8">Berkeley Computer Animation &amp; Modeling Research Group, </text:span><text:span text:style-name="T9">08/2008 – present: </text:span><text:span text:style-name="T14">Graphics researcher in UC Berkeley's Graphics Lab under Prof. James O'Brien. Projects include Real-time physical simulations modeling deformable thin surfaces and fracture.</text:span></text:p>
            <text:p text:style-name="P4"/>
            <text:p text:style-name="P22"><text:span text:style-name="T8">UC Berkeley Teaching Staff, </text:span><text:span text:style-name="T9">01/2008 – present: </text:span><text:span text:style-name="T14">Student Instructor for Computer Graphics course, responsible for co-teaching class with faculty. Tutor for self-paced Introduction to CS courses.</text:span></text:p>
            <text:p text:style-name="P4"/>
            <text:p text:style-name="P22"><text:span text:style-name="T8">Pixar Animation Studios, Next Generation Tools, </text:span><text:span text:style-name="T9">06/2008 – 08/2008: </text:span><text:span text:style-name="T14">Extended Pixar's in-house animation tool to support symmetry in rigging models, and NURBS surface animation.</text:span></text:p>
            <text:p text:style-name="P4"/>
            <text:p text:style-name="P22"><text:span text:style-name="T8">Yahoo! Research Berkeley, </text:span><text:span text:style-name="T9">01/2007 – 01/2008: </text:span><text:span text:style-name="T14">Expanded video server as research platform, built prototypes for Yahoo Live &amp; location aware software. Published paper accepted into </text:span><text:span text:style-name="T20">SIGCHI 2008</text:span><text:span text:style-name="T14">.</text:span></text:p>
            <text:p text:style-name="P36"><text:span text:style-name="T21"/></text:p>
            <text:p text:style-name="P14"><text:span text:style-name="T2">UC Berkeley New Student Services</text:span><text:span text:style-name="T3">,</text:span><text:span text:style-name="T6"> 01/2006 – 08/2006:</text:span><text:span text:style-name="T4"> </text:span><text:span text:style-name="T11">Cal Student Orientation Counselor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8">
          <table:table-cell table:style-name="Table1.A1" office:value-type="string">
            <text:p text:style-name="P5">RELEVANT COURSEWORK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3">CS 294 Physically Based Animation (In Progress)</text:p>
            <text:p text:style-name="P33">CS 170 Efficient Algorithms (In Progress)</text:p>
            <text:p text:style-name="P33">CS 188 Artificial Intelligence (A-)</text:p>
            <text:p text:style-name="P33">CS 184 Computer Graphics (A+)</text:p>
            <text:p text:style-name="P33">CS 162 Operating Systems (A)</text:p>
            <text:p text:style-name="P33">CS 61C Machine Structures, C and MIPS (A)</text:p>
            <text:p text:style-name="P33">CS 61B Data Structures and Java (A)</text:p>
            <text:p text:style-name="P35">CS 61A Program Structure and Interpretation (A+)</text:p>
          </table:table-cell>
          <table:table-cell table:style-name="Table1.A1" office:value-type="string">
            <text:p text:style-name="P33">Math 110 Linear Algebra (A-)</text:p>
            <text:p text:style-name="P31"><text:span text:style-name="T6">EE 126 Probability and Random Processes (B)</text:span><text:span text:style-name="T10"> <text:s/></text:span></text:p>
            <text:p text:style-name="P33">EE 122 Computer Networks (A)</text:p>
            <text:p text:style-name="P33">EE 120 Signals Processing (A)</text:p>
            <text:p text:style-name="P33">EE 40 Microelectronic Circuits (A-) </text:p>
            <text:p text:style-name="P33">EE 20N Signals and Systems (A)</text:p>
            <text:p text:style-name="P33">Astro121 Radio Astronomy (A+)</text:p>
            <text:p text:style-name="P33">Astro162 Planetary Astrophysics (A-)</text:p>
          </table:table-cell>
        </table:table-row>
        <table:table-row table:style-name="Table1.1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1" office:value-type="string">
            <text:p text:style-name="P5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8">09 – Outstanding Graduate Student Instructor award received as an undergrad.</text:p>
            <text:p text:style-name="P18">08 – Golden Key Club nominee as a student in the top 5% of UC Berkeley.</text:p>
            <text:p text:style-name="P18">07 – Elected as Industrial Relations Officer for the HKN Engineering Honors Society </text:p>
            <text:p text:style-name="P18">07 - Accepted into Berkeley's B.Sc. Honors Degree program </text:p>
            <text:p text:style-name="P18">06 - Yahoo! University Hack Day winner at UC Berkeley.</text:p>
            <text:p text:style-name="P18">06 - Recipient of William B. Slottman Award as the best counselor for incoming students.</text:p>
            <text:p text:style-name="P18">05 - Chancellor’s Honors for outstanding academic achievement at UC Berkeley.</text:p>
            <text:p text:style-name="P18">02 - Gold Medal in Expo for Young Scientists, recipient of Electrical &amp; General Engineering prizes.</text:p>
          </table:table-cell>
          <table:covered-table-cell/>
        </table:table-row>
        <table:table-row>
          <table:table-cell table:style-name="Table1.A1" office:value-type="string">
            <text:p text:style-name="P5">INTERESTS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8">Mountain Biking, Snowboarding, Music (Violin, Bass Guitar and DJing), Amateur Radio, Videography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098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els Joubert</meta:initial-creator>
    <meta:creation-date>2006-12-06T16:25:17</meta:creation-date>
    <dc:creator>Niels Joubert</dc:creator>
    <dc:date>2009-04-01T20:26:11</dc:date>
    <meta:printed-by>Niels Joubert</meta:printed-by>
    <meta:print-date>2008-11-14T19:07:24</meta:print-date>
    <dc:language>en-US</dc:language>
    <meta:editing-cycles>62</meta:editing-cycles>
    <meta:editing-duration>PT19H59M3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7" meta:word-count="530" meta:character-count="3722"/>
  </office:meta>
</office:document-meta>
</file>